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4091in"/>
    </style:style>
    <style:style style:name="co4" style:family="table-column">
      <style:table-column-properties fo:break-before="auto" style:column-width="5.811in"/>
    </style:style>
    <style:style style:name="co5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MIKROTIK RB951UI-2HND, N300</text:p>
          </table:table-cell>
          <table:table-cell office:value-type="string" calcext:value-type="string">
            <text:p>https://www.citilink.ru/product/router-mikrotik-rb951ui-2hnd-belyi-1080061/</text:p>
          </table:table-cell>
          <table:table-cell office:value-type="float" office:value="7389" calcext:value-type="float">
            <text:p>7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IKROTIK RBCAP2ND</text:p>
          </table:table-cell>
          <table:table-cell office:value-type="string" calcext:value-type="string">
            <text:p><text:a xlink:href="https://www.citilink.ru/product/tochka-dostupa-mikrotik-rbcap2nd-belyi-1080060/" xlink:type="simple">https://www.citilink.ru/product/tochka-dostupa-mikrotik-rbcap2nd-belyi-1080060/</text:a></text:p>
          </table:table-cell>
          <table:table-cell office:value-type="float" office:value="7179" calcext:value-type="float">
            <text:p>7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IKROTIK CRS112-8P-4S-IN</text:p>
          </table:table-cell>
          <table:table-cell office:value-type="string" calcext:value-type="string">
            <text:p><text:a xlink:href="https://www.citilink.ru/product/kommutator-mikrotik-crs112-8p-4s-in-crs112-8p-4s-in-1122863/" xlink:type="simple">https://www.citilink.ru/product/kommutator-mikrotik-crs112-8p-4s-in-crs112-8p-4s-in-1122863/</text:a></text:p>
          </table:table-cell>
          <table:table-cell office:value-type="float" office:value="28019" calcext:value-type="float">
            <text:p>28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S Infortrend GSEP2050000D-8U32</text:p>
          </table:table-cell>
          <table:table-cell office:value-type="string" calcext:value-type="string">
            <text:p><text:a xlink:href="https://www.citilink.ru/product/sistema-hraneniya-infortrend-eonstor-gse-pro-205-d-intel-x5-2-5-3-5-1x-1791829/properties/" xlink:type="simple">https://www.citilink.ru/product/sistema-hraneniya-infortrend-eonstor-gse-pro-205-d-intel-x5-2-5-3-5-1x-1791829/properties/</text:a></text:p>
          </table:table-cell>
          <table:table-cell office:value-type="float" office:value="148990" calcext:value-type="float">
            <text:p>148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 iRU Rock C1204P, 1U [1980996]</text:p>
          </table:table-cell>
          <table:table-cell office:value-type="string" calcext:value-type="string">
            <text:p><text:a xlink:href="https://www.citilink.ru/product/server-iru-rock-c1204p-1x4210r-1x32gb-2x10gbe-sfp-2x800w-w-o-os-198099-1980996/" xlink:type="simple">https://www.citilink.ru/product/server-iru-rock-c1204p-1x4210r-1x32gb-2x10gbe-sfp-2x800w-w-o-os-198099-1980996/</text:a></text:p>
          </table:table-cell>
          <table:table-cell office:value-type="float" office:value="326200" calcext:value-type="float">
            <text:p>326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WD Purple WD42PURZ, 4ТБ, HDD, SATA III, 3.5"</text:p>
          </table:table-cell>
          <table:table-cell office:value-type="string" calcext:value-type="string">
            <text:p>https://www.citilink.ru/product/zhestkii-disk-wd-sata-iii-4tb-wd42purz-purple-5400rpm-256mb-3-5-1807016/</text:p>
          </table:table-cell>
          <table:table-cell office:value-type="float" office:value="10890" calcext:value-type="float">
            <text:p>108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DD 4 server</text:p>
          </table:table-cell>
          <table:table-cell table:number-columns-repeated="2"/>
          <table:table-cell office:value-type="string" calcext:value-type="string">
            <text:p>*2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KS</text:p>
          </table:table-cell>
          <table:table-cell table:number-columns-repeated="2"/>
          <table:table-cell office:value-type="string" calcext:value-type="string">
            <text:p>*100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R Nitro 17</text:p>
          </table:table-cell>
          <table:table-cell office:value-type="string" calcext:value-type="string">
            <text:p><text:a xlink:href="https://www.citilink.ru/catalog/noutbuki/ACER--nitro-17/?text=Acer+nitro" xlink:type="simple">https://www.citilink.ru/catalog/noutbuki/ACER--nitro-17/?text=Acer+nitro</text:a></text:p>
          </table:table-cell>
          <table:table-cell office:value-type="float" office:value="167290" calcext:value-type="float">
            <text:p>1672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mware ESXi ?</text:p>
          </table:table-cell>
          <table:table-cell office:value-type="string" calcext:value-type="string">
            <text:p>?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DE PHP Storm</text:p>
          </table:table-cell>
          <table:table-cell/>
          <table:table-cell office:value-type="string" calcext:value-type="string">
            <text:p>250$/year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17:16.067868739</meta:creation-date>
    <dc:date>2023-12-25T11:44:38.202547074</dc:date>
    <meta:editing-duration>PT17M12S</meta:editing-duration>
    <meta:editing-cycles>4</meta:editing-cycles>
    <meta:generator>LibreOffice/7.0.4.2$Linux_X86_64 LibreOffice_project/00$Build-2</meta:generator>
    <meta:document-statistic meta:table-count="1" meta:cell-count="61" meta:object-count="0"/>
  </office:meta>
</office:document-meta>
</file>